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8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paragraph-rsid="001a91d5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a91d5" officeooo:paragraph-rsid="001a91d5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a91d5" officeooo:paragraph-rsid="001b2830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9pt" fo:letter-spacing="normal" fo:font-style="normal" fo:font-weight="normal" officeooo:rsid="001b2830" officeooo:paragraph-rsid="001b2830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8pt" fo:letter-spacing="normal" fo:font-style="normal" fo:font-weight="bold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a91d5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b2830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rsid="001b2830" officeooo:paragraph-rsid="001b2830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pt" fo:letter-spacing="normal" fo:font-style="normal" fo:font-weight="bold" officeooo:rsid="001a4ebb" officeooo:paragraph-rsid="001a4ebb" style:font-size-asian="11pt" style:font-size-complex="11pt"/>
    </style:style>
    <style:style style:name="T1" style:family="text">
      <style:text-properties style:font-size-asian="18pt" style:font-weight-asian="bold" style:font-size-complex="1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1a91d5"/>
    </style:style>
    <style:style style:name="T5" style:family="text">
      <style:text-properties fo:font-variant="normal" fo:text-transform="none" fo:color="#373a3c" style:font-name="apple-system" fo:font-size="9pt" fo:letter-spacing="normal" fo:font-style="normal" fo:font-weight="normal"/>
    </style:style>
    <style:style style:name="T6" style:family="text">
      <style:text-properties fo:font-variant="normal" fo:text-transform="none" fo:color="#373a3c" style:font-name="apple-system" fo:font-size="9pt" fo:letter-spacing="normal" fo:font-style="normal" fo:font-weight="normal" officeooo:rsid="001a91d5"/>
    </style:style>
    <style:style style:name="T7" style:family="text">
      <style:text-properties fo:font-variant="normal" fo:text-transform="none" fo:color="#373a3c" style:font-name="apple-system" fo:font-size="9pt" fo:letter-spacing="normal" fo:font-style="normal" fo:font-weight="normal" officeooo:rsid="001b2830"/>
    </style:style>
    <style:style style:name="T8" style:family="text">
      <style:text-properties officeooo:rsid="001b28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589788568073_39"/><text:span text:style-name="T1">T32: Ejercicios SQL</text:span></text:h>
      <text:p text:style-name="P8"><text:span text:style-name="T1"/></text:p>
      <text:p text:style-name="P12"><text:span text:style-name="T3">Nombre: </text:span><text:span text:style-name="T2">José Manuel Monteagudo Sánchez</text:span></text:p>
      <text:p text:style-name="P12"><text:span text:style-name="T3">Fecha: </text:span><text:span text:style-name="T2">18/05/2020</text:span></text:p>
      <text:p text:style-name="P12"><text:span text:style-name="T2"/></text:p>
      <text:p text:style-name="P2">-- COUNT</text:p>
      <text:p text:style-name="P2"/>
      <text:p text:style-name="P3">68. Calcula cuántos clientes hay</text:p>
      <text:p text:style-name="P5">SELECT COUNT(numclie)<text:line-break/>FROM clientes;</text:p>
      <text:p text:style-name="P3">69. Calcula cuántos vendedores superan su cuota</text:p>
      <text:p text:style-name="P5">SELECT COUNT(numempl)</text:p>
      <text:p text:style-name="P5">FROM repventas</text:p>
      <text:p text:style-name="P5">WHERE ventas &gt; cuotas;</text:p>
      <text:p text:style-name="P3">70. Calcula cuantos pedidos de más de 25000 euros hay</text:p>
      <text:p text:style-name="P5">SELECT COUNT(numpedido)</text:p>
      <text:p text:style-name="P9"><text:span text:style-name="T6">FROM pedidos</text:span></text:p>
      <text:p text:style-name="P9"><text:span text:style-name="T6">WHERE importe &gt; 25000;</text:span></text:p>
      <text:p text:style-name="P3">71. Calcula cuantos títulos diferentes tienen los vendedores</text:p>
      <text:p text:style-name="P5">SELECT COUNT( DISTINCT titulo)</text:p>
      <text:p text:style-name="P4"><text:span text:style-name="T4">FROM repventas;</text:span></text:p>
      <text:p text:style-name="P3">72. Calcula cuantas oficinas tienen vendedores que superan sus cuotas</text:p>
      <text:p text:style-name="P10"><text:span text:style-name="T6">SELECT COUNT(</text:span><text:span text:style-name="T7"> DISTINCT oficinarep</text:span><text:span text:style-name="T6">)</text:span></text:p>
      <text:p text:style-name="P6">FROM repventas</text:p>
      <text:p text:style-name="P6">WHERE ventas &gt; cuotas;</text:p>
      <text:p text:style-name="P6"/>
      <text:p text:style-name="P2">-- NULL y funciones columna</text:p>
      <text:p text:style-name="P2"/>
      <text:p text:style-name="P3">73. Calcula cuántos vendedores hay y cuántos tienen cuota</text:p>
      <text:p text:style-name="P7">SELECT COUNT(numempl), COUNT(cuota)</text:p>
      <text:p text:style-name="P7">FROM repventas;</text:p>
      <text:p text:style-name="P3">74. Explica porqué las dos columnas dan resultado diferente</text:p>
      <text:p text:style-name="P11"><text:span text:style-name="T5">Porque Tom Snyder tiene NULL en la columna ‘cuota’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09:56:57.566000000</meta:creation-date>
    <dc:date>2020-05-18T10:38:30.099000000</dc:date>
    <meta:editing-duration>PT39S</meta:editing-duration>
    <meta:editing-cycles>1</meta:editing-cycles>
    <meta:document-statistic meta:table-count="0" meta:image-count="0" meta:object-count="0" meta:page-count="1" meta:paragraph-count="27" meta:word-count="125" meta:character-count="852" meta:non-whitespace-character-count="754"/>
    <meta:generator>LibreOffice/6.4.3.2$Windows_X86_64 LibreOffice_project/747b5d0ebf89f41c860ec2a39efd7cb15b54f2d8</meta:generator>
  </office:meta>
</office:document-meta>
</file>